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08EFCDD0C2E.png" manifest:media-type="image/png"/>
  <manifest:file-entry manifest:full-path="Pictures/10000001000001CD000000ACA076338B.png" manifest:media-type="image/png"/>
  <manifest:file-entry manifest:full-path="Pictures/10000001000000D60000012F398B30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RNazanin" svg:font-family="IRNazanin" style:font-pitch="variable"/>
    <style:font-face style:name="IRTitr" svg:font-family="IRTitr" style:font-pitch="variable"/>
    <style:font-face style:name="IRZar" svg:font-family="IRZar" style:font-pitch="variable"/>
    <style:font-face style:name="IranNastaliq" svg:font-family="IranNastaliq" style:font-family-generic="roman" style:font-pitch="variable"/>
    <style:font-face style:name="IranNastaliq1" svg:font-family="IranNastaliq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0847in" fo:margin-left="-0.1771in" fo:margin-top="0in" fo:margin-bottom="0in" table:align="left" style:writing-mode="rl-tb"/>
    </style:style>
    <style:style style:name="Table1.A" style:family="table-column">
      <style:table-column-properties style:column-width="7.0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left="0.0417in 0.0104in 0.0104in" style:border-line-width-right="0.0104in 0.0104in 0.0417in" style:border-line-width-top="0.0104in 0.0104in 0.0417in" fo:padding-left="0.075in" fo:padding-right="0.075in" fo:padding-top="0in" fo:padding-bottom="0in" fo:border-left="4.5pt double #000000" fo:border-right="4.5pt double #000000" fo:border-top="4.5pt double #000000" fo:border-bottom="0.75pt solid #000000" style:writing-mode="rl-tb"/>
    </style:style>
    <style:style style:name="Table1.A2" style:family="table-cell">
      <style:table-cell-properties style:border-line-width-left="0.0417in 0.0104in 0.0104in" style:border-line-width-right="0.0104in 0.0104in 0.0417in" fo:padding-left="0.075in" fo:padding-right="0.075in" fo:padding-top="0in" fo:padding-bottom="0in" fo:border-left="4.5pt double #000000" fo:border-right="4.5pt double #000000" fo:border-top="0.75pt solid #000000" fo:border-bottom="0.75pt solid #000000" style:writing-mode="rl-tb"/>
    </style:style>
    <style:style style:name="Table1.A3" style:family="table-cell">
      <style:table-cell-properties style:border-line-width-left="0.0417in 0.0104in 0.0104in" style:border-line-width-right="0.0104in 0.0104in 0.0417in" fo:padding-left="0.075in" fo:padding-right="0.075in" fo:padding-top="0in" fo:padding-bottom="0in" fo:border-left="4.5pt double #000000" fo:border-right="4.5pt double #000000" fo:border-top="0.75pt solid #000000" fo:border-bottom="0.5pt solid #000000" style:writing-mode="rl-tb"/>
    </style:style>
    <style:style style:name="Table1.A5" style:family="table-cell">
      <style:table-cell-properties style:border-line-width-left="0.0417in 0.0104in 0.0104in" style:border-line-width-right="0.0104in 0.0104in 0.0417in" fo:padding-left="0.075in" fo:padding-right="0.075in" fo:padding-top="0in" fo:padding-bottom="0in" fo:border-left="4.5pt double #000000" fo:border-right="4.5pt double #000000" fo:border-top="0.5pt solid #000000" fo:border-bottom="0.5pt solid #000000" style:writing-mode="rl-tb"/>
    </style:style>
    <style:style style:name="Table1.A6" style:family="table-cell">
      <style:table-cell-properties style:border-line-width-left="0.0417in 0.0104in 0.0104in" style:border-line-width-right="0.0104in 0.0104in 0.0417in" style:border-line-width-bottom="0.0417in 0.0104in 0.0104in" fo:padding-left="0.075in" fo:padding-right="0.075in" fo:padding-top="0in" fo:padding-bottom="0in" fo:border-left="4.5pt double #000000" fo:border-right="4.5pt double #000000" fo:border-top="0.5pt solid #000000" fo:border-bottom="4.5pt double #000000" style:writing-mode="rl-tb"/>
    </style:style>
    <style:style style:name="P1" style:family="paragraph" style:parent-style-name="Header">
      <style:paragraph-properties fo:margin-left="-0.3937in" fo:margin-right="-0.2957in" fo:text-align="end" style:justify-single-word="false" style:writing-mode="rl-tb"/>
    </style:style>
    <style:style style:name="P2" style:family="paragraph" style:parent-style-name="Footer">
      <style:paragraph-properties fo:text-align="center" style:justify-single-word="false" style:writing-mode="rl-tb"/>
      <style:text-properties style:font-name-complex="IRZar"/>
    </style:style>
    <style:style style:name="P3" style:family="paragraph" style:parent-style-name="Footer">
      <style:text-properties style:font-name-complex="IRZar" style:font-size-complex="9pt"/>
    </style:style>
    <style:style style:name="P4" style:family="paragraph" style:parent-style-name="List_20_Paragraph">
      <style:paragraph-properties fo:margin-left="4in" fo:margin-top="0in" fo:margin-bottom="0in" style:contextual-spacing="true" fo:line-height="100%" fo:text-align="center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10pt" style:font-size-asian="10pt" style:font-name-complex="IRNazanin" style:font-size-complex="10pt" style:language-complex="fa" style:country-complex="IR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style:writing-mode="rl-tb"/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style:writing-mode="rl-tb"/>
      <style:text-properties style:font-name="IRNazanin" style:font-name-complex="IRNazanin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6pt" fo:font-weight="bold" style:font-size-asian="6pt" style:font-weight-asian="bold" style:font-name-complex="IRNazanin" style:font-size-complex="6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fo:font-size="8pt" fo:font-weight="bold" style:font-size-asian="8pt" style:font-weight-asian="bold" style:font-name-complex="B Nazanin" style:font-size-complex="8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language-complex="fa" style:country-complex="IR" style:font-weight-complex="bold"/>
    </style:style>
    <style:style style:name="P14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style:font-name="IranNastaliq" fo:font-size="13pt" style:font-size-asian="13pt" style:font-name-complex="IranNastaliq1" style:font-size-complex="13pt"/>
    </style:style>
    <style:style style:name="P15" style:family="paragraph" style:parent-style-name="Header">
      <style:paragraph-properties fo:margin-left="0.1028in" fo:margin-right="-0.2957in" fo:text-align="end" style:justify-single-word="false" fo:text-indent="-0.0016in" style:auto-text-indent="false" style:writing-mode="rl-tb">
        <style:tab-stops>
          <style:tab-stop style:position="6.5in" style:type="right"/>
        </style:tab-stops>
      </style:paragraph-properties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P16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fo:font-size="9pt" style:font-size-asian="9pt" style:font-name-complex="B Nazanin" style:font-size-complex="9pt"/>
    </style:style>
    <style:style style:name="P17" style:family="paragraph" style:parent-style-name="List_20_Paragraph" style:list-style-name="WWNum47">
      <style:paragraph-properties fo:margin-top="0in" fo:margin-bottom="0in" style:contextual-spacing="tru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rl-tb"/>
      <style:text-properties fo:font-size="10pt" fo:font-weight="normal" style:font-size-asian="10pt" style:font-weight-asian="normal" style:font-name-complex="IRTitr" style:font-size-complex="10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rl-tb"/>
      <style:text-properties fo:font-size="10pt" fo:font-weight="bold" style:font-size-asian="10pt" style:font-weight-asian="bold" style:font-name-complex="IRTitr" style:font-size-complex="10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style:writing-mode="rl-tb"/>
      <style:text-properties fo:font-size="8pt" fo:font-weight="bold" style:font-size-asian="8pt" style:font-weight-asian="bold" style:font-name-complex="B Titr" style:font-size-complex="8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fo:font-size="8pt" style:font-size-asian="8pt" style:font-size-complex="8pt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language-complex="fa" style:country-complex="IR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language-complex="fa" style:country-complex="IR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1pt" fo:font-weight="bold" style:font-size-asian="11pt" style:font-weight-asian="bold" style:font-name-complex="IRZar" style:font-size-complex="11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fo:font-size="6pt" fo:font-weight="bold" style:font-size-asian="6pt" style:font-weight-asian="bold" style:font-name-complex="B Nazanin" style:font-size-complex="6pt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27" style:family="paragraph">
      <loext:graphic-properties draw:fill="solid" draw:fill-color="#ffffff"/>
      <style:paragraph-properties fo:text-align="start" style:writing-mode="lr-tb"/>
      <style:text-properties fo:font-size="11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IranNastaliq" fo:font-size="13pt" style:font-size-asian="13pt" style:font-name-complex="IranNastaliq1" style:font-size-complex="13pt"/>
    </style:style>
    <style:style style:name="T2" style:family="text"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T3" style:family="text">
      <style:text-properties fo:font-size="9pt" style:font-size-asian="9pt" style:font-name-complex="B Nazanin" style:font-size-complex="9pt"/>
    </style:style>
    <style:style style:name="T4" style:family="text">
      <style:text-properties style:font-name="Times New Roman1"/>
    </style:style>
    <style:style style:name="T5" style:family="text">
      <style:text-properties fo:font-size="8pt" fo:font-weight="bold" style:font-size-asian="8pt" style:font-weight-asian="bold" style:font-name-complex="B Titr" style:font-size-complex="8pt" style:font-weight-complex="bold"/>
    </style:style>
    <style:style style:name="T6" style:family="text">
      <style:text-properties fo:font-size="6pt" fo:font-weight="bold" style:font-size-asian="6pt" style:font-weight-asian="bold" style:font-name-complex="B Nazanin" style:font-size-complex="6pt" style:font-weight-complex="bold"/>
    </style:style>
    <style:style style:name="T7" style:family="text">
      <style:text-properties style:language-complex="fa" style:country-complex="IR"/>
    </style:style>
    <style:style style:name="T8" style:family="text">
      <style:text-properties fo:font-weight="normal" style:font-weight-asian="normal" style:language-complex="fa" style:country-complex="IR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  <style:style style:name="gr1" style:family="graphic">
      <style:graphic-properties style:writing-mode="lr-tb" loext:decorative="false" fo:margin-left="0.0134in" fo:margin-right="0.0138in" fo:margin-top="0.0102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fit-to-size="false" style:shrink-to-fit="false" fo:min-height="0.1252in" fo:min-width="0in" fo:padding-top="0in" fo:padding-bottom="0in" fo:padding-left="0.1in" fo:padding-right="0.1in" fo:wrap-option="wrap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7.3043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035in" svg:stroke-color="#d8d8d8" draw:stroke-linejoin="round" draw:fill="none" loext:fill-use-slide-background="false" draw:textarea-vertical-align="top" draw:auto-grow-height="false" fo:min-height="0in" fo:min-width="0.6634in" fo:padding-top="0.0492in" fo:padding-bottom="0.0492in" fo:padding-left="0.0984in" fo:padding-right="0.0984in" fo:wrap-option="wrap" loext:decorative="false" fo:margin-left="0in" fo:margin-right="0.0154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6.7626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بسمه تعالی</text:p>
      <text:p text:style-name="P20" loext:marker-style-name="T5"/>
      <text:p text:style-name="P19">حكم ماموريت موقت ماموران اعزامی دانشگاه آزاد اسلامی به خارج از كشور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نام و نام خانوادگی:<text:span text:style-name="T7"> </text:span><text:span text:style-name="T8"/></text:p>
            <text:p text:style-name="P10">عنوان پست سازمانی: <text:s text:c="2"/></text:p>
            <text:p text:style-name="P22">محل خدمت: </text:p>
            <text:p text:style-name="P10">محل ماموريت : </text:p>
            <text:p text:style-name="P10">تاريخ ماموريت: </text:p>
            <text:p text:style-name="P10">از تاريخ: <text:s text:c="13"/>لغایت <text:s text:c="2"/></text:p>
            <text:p text:style-name="P10">مدت ماموريت: <text:s text:c="8"/>روز</text:p>
            <text:p text:style-name="P10">شرح ماموريت: </text:p>
            <text:p text:style-name="P10"/>
            <text:p text:style-name="P10">شماره و تاریخ صورتجلسه شورای سفرهای خارج از کشور: شماره <text:s text:c="36"/>تاریخ</text:p>
            <text:p text:style-name="P10"/>
            <text:p text:style-name="P10"/>
            <text:p text:style-name="P10"><text:s text:c="162"/>محل امضاء :</text:p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>هزينه هاي جانبي ماموريت: </text:p>
            <text:p text:style-name="P10"><draw:g text:anchor-type="char" draw:z-index="14" draw:name="Group 9" draw:style-name="gr1"><draw:custom-shape draw:name="Rectangle 10" draw:style-name="gr2" draw:text-style-name="P27" svg:width="0.0815in" svg:height="0.1248in" svg:x="2.0626in" svg:y="0.05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2" draw:text-style-name="P27" svg:width="0.0815in" svg:height="0.1248in" svg:x="3.1764in" svg:y="0.03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* آيا از امكانات هتل و غذا در محل ماموريت استفاده مي شود؟ <text:s/>بلی <text:s text:c="39"/>خير</text:p>
            <text:p text:style-name="P10">*نوع وسيله رفت و برگشت:</text:p>
            <text:p text:style-name="P10">* آيا از هزينه و امكانات دانشگاه جهت رفت و آمد در محل ماموريت استفاده مي شود؟ </text:p>
            <text:p text:style-name="P10">عنوان پست سازمانی مدیر مربوطه:</text:p>
            <text:p text:style-name="P10">نام و نام خانوادگی <text:s text:c="84"/>امضاء و تاييد مدير مربوطه</text:p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10">مبلغ حق ماموريت روزانه: <text:s/></text:p>
            <text:p text:style-name="P10">جمع كل فوق العاده ماموريت: <text:s text:c="2"/></text:p>
            <text:p text:style-name="P10"><text:span text:style-name="T7">مدیرکل </text:span>سرمایه انسانی و مهندسی ساختار: دکتر عباس آقایی <text:s text:c="68"/>امضاء</text:p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11">معاون بین الملل و امور دانشجویان غیر ایرانی: <text:span text:style-name="T7">دکتر محمود محمدی</text:span></text:p>
            <text:p text:style-name="P13"/>
            <text:p text:style-name="P23"><text:s text:c="82"/>امضاء</text:p>
          </table:table-cell>
        </table:table-row>
        <table:table-row table:style-name="Table1.1">
          <table:table-cell table:style-name="Table1.A5" office:value-type="string">
            <text:p text:style-name="P10"><text:span text:style-name="T7">معاون </text:span>توسعه و مدیریت منابع دانشگاه: دکتر داریوش جاوید <text:s text:c="59"/>امضاء</text:p>
            <text:p text:style-name="P10"/>
            <text:p text:style-name="P10"/>
          </table:table-cell>
        </table:table-row>
        <table:table-row table:style-name="Table1.1">
          <table:table-cell table:style-name="Table1.A6" office:value-type="string">
            <text:p text:style-name="P10">تصویب کننده:</text:p>
            <text:p text:style-name="P11"><text:s text:c="134"/>دکتر محمدمهدی طهرانچی</text:p>
            <text:p text:style-name="P12"><text:s text:c="93"/>رئیس دانشگاه آزاد اسلامی</text:p>
            <text:p text:style-name="P10"/>
          </table:table-cell>
        </table:table-row>
      </table:table>
      <text:p text:style-name="P25" loext:marker-style-name="T6"/>
      <text:p text:style-name="P25" loext:marker-style-name="T6"/>
      <text:p text:style-name="P25" loext:marker-style-name="T6"/>
      <text:p text:style-name="P25" loext:marker-style-name="T6"/>
      <text:p text:style-name="P25" loext:marker-style-name="T6"/>
      <text:p text:style-name="P25" loext:marker-style-name="T6"><text:soft-page-break/></text:p>
      <text:p text:style-name="P21" loext:marker-style-name="T6"/>
      <text:p text:style-name="P9"/>
      <text:p text:style-name="P26">رونوشت: </text:p>
      <text:list text:style-name="WWNum47">
        <text:list-item>
          <text:p text:style-name="P17">جناب آقای مهندس علمشاهی، رییس محترم مرکز اداری، مالی و پشتیبانی سازمان مرکزی دانشگاه جهت استحضار و صدور دستور اقدام مقتضی</text:p>
        </text:list-item>
        <text:list-item>
          <text:p text:style-name="P17">جناب آقای دکتر گیوکی، مدیرکل محترم امور مالی، صندوق رفاه و تسهیلات اعتباری دانشگاه جهت استحضار و صدوردستور اقدام مقتضی</text:p>
        </text:list-item>
        <text:list-item>
          <text:p text:style-name="P17">جناب آقای دکتر آقایی، مدیرکل محترم امور اداری و منابع انسانی دانشگاه جهت استحضار و صدور دستور اقدام مقتضی</text:p>
        </text:list-item>
      </text:list>
      <text:p text:style-name="P6"/>
      <text:p text:style-name="P6"/>
      <text:p text:style-name="P8"/>
      <text:p text:style-name="P8"/>
      <text:p text:style-name="P4"/>
      <text:p text:style-name="P7"/>
      <text:p text:style-name="P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RNazanin" svg:font-family="IRNazanin" style:font-pitch="variable"/>
    <style:font-face style:name="IRTitr" svg:font-family="IRTitr" style:font-pitch="variable"/>
    <style:font-face style:name="IRZar" svg:font-family="IRZar" style:font-pitch="variable"/>
    <style:font-face style:name="IranNastaliq" svg:font-family="IranNastaliq" style:font-family-generic="roman" style:font-pitch="variable"/>
    <style:font-face style:name="IranNastaliq1" svg:font-family="IranNastaliq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dex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fo:font-weight="bold" style:font-size-asian="10pt" style:font-weight-asian="bold" style:font-name-complex="B Titr" style:font-family-complex="'B Titr'" style:font-family-generic-complex="system" style:font-pitch-complex="variable" style:font-size-complex="10pt" style:font-weight-complex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fo:font-weight="bold" style:font-size-asian="10pt" style:font-weight-asian="bold" style:font-name-complex="B Nazanin" style:font-family-complex="'B Nazanin'" style:font-family-generic-complex="system" style:font-pitch-complex="variable" style:font-size-complex="10pt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9pt" fo:font-weight="bold" style:font-size-asian="9pt" style:font-weight-asian="bold" style:font-name-complex="B Titr" style:font-family-complex="'B Titr'" style:font-family-generic-complex="system" style:font-pitch-complex="variable" style:font-size-complex="9pt" style:font-weight-complex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2pt" fo:font-weight="normal" style:font-size-asian="12pt" style:font-weight-asian="normal" style:font-name-complex="B Nazanin" style:font-family-complex="'B Nazanin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 style:font-weight-complex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 style:font-weight-complex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size="9pt" fo:font-weight="normal" style:font-size-asian="9pt" style:font-weight-asian="normal" style:font-name-complex="B Titr" style:font-family-complex="'B Titr'" style:font-family-generic-complex="system" style:font-pitch-complex="variable" style:font-size-complex="9pt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3pt" style:font-size-asian="13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weight="bold" style:font-weight-asian="bold" style:font-weight-complex="bold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size="12pt" fo:font-weight="bold" style:font-size-asian="12pt" style:font-weight-asian="bold" style:font-name-complex="B Nazanin" style:font-family-complex="'B Nazanin'" style:font-family-generic-complex="system" style:font-pitch-complex="variable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weight="bold" style:font-weight-asian="bold" style:font-weight-complex="bold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weight="bold" style:font-weight-asian="bold" style:font-weight-complex="bold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fo:font-size="9pt" style:text-underline-style="none" style:font-size-asian="9pt" style:font-name-complex="B Titr" style:font-family-complex="'B Titr'" style:font-family-generic-complex="system" style:font-pitch-complex="variable" style:font-size-complex="9pt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fo:font-weight="bold" style:font-weight-asian="bold" style:font-weight-complex="bold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style:font-name-asian="Times New Roman2" style:font-family-asian="'Times New Roman'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أ, ب, ت, ..." text:start-value="2">
        <style:list-level-properties text:list-level-position-and-space-mode="label-alignment">
          <style:list-level-label-alignment text:label-followed-by="listtab" fo:text-indent="-0.25in" fo:margin-left="0.519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9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19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19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19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19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19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19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1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717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7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717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17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17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17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17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17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17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17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أ, ب, ت, ...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736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36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736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736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736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736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736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736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7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693in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693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693in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693in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693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693in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693in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693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69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left="-0.3937in" fo:margin-right="-0.2957in" fo:text-align="end" style:justify-single-word="false" style:writing-mode="rl-tb"/>
    </style:style>
    <style:style style:name="MP2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style:font-name="IranNastaliq" fo:font-size="13pt" style:font-size-asian="13pt" style:font-name-complex="IranNastaliq1" style:font-size-complex="13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fo:font-size="9pt" style:font-size-asian="9pt" style:font-name-complex="B Nazanin" style:font-size-complex="9pt"/>
    </style:style>
    <style:style style:name="MP5" style:family="paragraph" style:parent-style-name="Header">
      <style:paragraph-properties fo:margin-left="0.1028in" fo:margin-right="-0.2957in" fo:text-align="end" style:justify-single-word="false" fo:text-indent="-0.0016in" style:auto-text-indent="false" style:writing-mode="rl-tb">
        <style:tab-stops>
          <style:tab-stop style:position="6.5in" style:type="right"/>
        </style:tab-stops>
      </style:paragraph-properties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MP6" style:family="paragraph" style:parent-style-name="Footer">
      <style:paragraph-properties fo:text-align="center" style:justify-single-word="false" style:writing-mode="rl-tb"/>
      <style:text-properties style:font-name-complex="IRZar"/>
    </style:style>
    <style:style style:name="MP7" style:family="paragraph" style:parent-style-name="Footer">
      <style:text-properties style:font-name-complex="IRZar" style:font-size-complex="9pt"/>
    </style:style>
    <style:style style:name="MT1" style:family="text">
      <style:text-properties style:font-name="IranNastaliq" fo:font-size="13pt" style:font-size-asian="13pt" style:font-name-complex="IranNastaliq1" style:font-size-complex="13pt"/>
    </style:style>
    <style:style style:name="MT2" style:family="text">
      <style:text-properties fo:font-size="9pt" style:font-size-asian="9pt" style:font-name-complex="B Nazanin" style:font-size-complex="9pt"/>
    </style:style>
    <style:style style:name="MT3" style:family="text"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MT4" style:family="text">
      <style:text-properties style:font-name="Times New Roman1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035in" svg:stroke-color="#d8d8d8" draw:stroke-linejoin="round" draw:fill="none" loext:fill-use-slide-background="false" draw:textarea-vertical-align="top" draw:auto-grow-height="false" fo:min-height="0in" fo:min-width="0.6634in" fo:padding-top="0.0492in" fo:padding-bottom="0.0492in" fo:padding-left="0.0984in" fo:padding-right="0.0984in" fo:wrap-option="wrap" loext:decorative="false" fo:margin-left="0in" fo:margin-right="0.0154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6.7626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7.3043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48in" fo:margin-bottom="0.398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272in" fo:margin-left="0in" fo:margin-right="0in" fo:margin-bottom="1.2874in" style:dynamic-spacing="true"/>
      </style:header-style>
      <style:footer-style>
        <style:header-footer-properties fo:min-height="0.3898in" fo:margin-left="0in" fo:margin-right="0in" fo:margin-top="0.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 loext:marker-style-name="MT1"><draw:frame draw:style-name="Mfr1" draw:name="Picture 6" text:anchor-type="char" svg:x="5.8016in" svg:y="0.0173in" svg:width="0.6134in" svg:height="0.8807in" draw:z-index="1"><draw:image xlink:href="Pictures/10000001000000D60000012F398B30D6.png" xlink:type="simple" xlink:show="embed" xlink:actuate="onLoad" draw:mime-type="image/png"/></draw:frame></text:p>
        <text:p text:style-name="MP2" loext:marker-style-name="MT1"><draw:custom-shape text:anchor-type="char" draw:z-index="5" draw:name="AutoShape 3" draw:style-name="Mgr1" draw:text-style-name="MP3" svg:width="0.8598in" svg:height="0.0012in" svg:x="-0.2665in" svg:y="0.1272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ext:p text:style-name="MP4" loext:marker-style-name="MT2"><draw:frame draw:style-name="Mfr2" draw:name="Picture 16" text:anchor-type="char" svg:x="4.6882in" svg:y="0.0591in" svg:width="1.1134in" svg:height="0.4173in" draw:z-index="9"><draw:image xlink:href="Pictures/10000001000001CD000000ACA076338B.png" xlink:type="simple" xlink:show="embed" xlink:actuate="onLoad" draw:mime-type="image/png"/><svg:desc>1</svg:desc></draw:frame><draw:custom-shape text:anchor-type="char" draw:z-index="7" draw:name="AutoShape 4" draw:style-name="Mgr1" draw:text-style-name="MP3" svg:width="0.8598in" svg:height="0.0012in" svg:x="-0.2736in" svg:y="0.1409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ext:p text:style-name="MP5" loext:marker-style-name="MT3"><draw:custom-shape text:anchor-type="char" draw:z-index="3" draw:name="AutoShape 1" draw:style-name="Mgr2" draw:text-style-name="MP3" svg:width="6.9594in" svg:height="0.0012in" svg:x="-0.3126in" svg:y="0.4165in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frame draw:style-name="Mfr2" draw:name="Picture 17" text:anchor-type="char" svg:x="5.2256in" svg:y="0.4311in" svg:width="0.872in" svg:height="0.3508in" draw:z-index="11"><draw:image xlink:href="Pictures/10000001000001040000008EFCDD0C2E.png" xlink:type="simple" xlink:show="embed" xlink:actuate="onLoad" draw:mime-type="image/png"/><svg:desc>2</svg:desc></draw:frame></text:p>
      </style:header>
      <style:footer>
        <text:p text:style-name="MP6"><draw:custom-shape text:anchor-type="char" draw:z-index="13" draw:name="AutoShape 8" draw:style-name="Mgr3" draw:text-style-name="MP3" svg:width="7.5012in" svg:height="0.0012in" svg:x="-0.1917in" svg:y="0.0035in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نشانی: تهران، انتهای بزرگراه شهيد ستاری، ميدان دانشگاه،<text:span text:style-name="MT4"> بلوار شهدای حصارك، </text:span>سازمان مركزی دانشگاه آزاد اسلامی <text:span text:style-name="MT4">–</text:span> تلفن:۳۷ - ۴۷۹۱۲۳۲۵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hasem</meta:initial-creator>
    <meta:editing-cycles>23</meta:editing-cycles>
    <meta:print-date>2023-10-14T07:12:00</meta:print-date>
    <meta:creation-date>2023-10-14T07:35:00</meta:creation-date>
    <dc:date>2025-05-12T08:44:40.381772759</dc:date>
    <meta:editing-duration>PT18M47S</meta:editing-duration>
    <meta:generator>LibreOffice/24.2.7.2$Linux_X86_64 LibreOffice_project/420$Build-2</meta:generator>
    <meta:document-statistic meta:table-count="1" meta:image-count="3" meta:object-count="0" meta:page-count="2" meta:paragraph-count="32" meta:word-count="238" meta:character-count="2098" meta:non-whitespace-character-count="1096"/>
    <meta:user-defined meta:name="AppVersion">16.0000</meta:user-defined>
    <meta:template xlink:type="simple" xlink:actuate="onRequest" xlink:title="Normal.dotm" xlink:href=""/>
  </office:meta>
</office:document-meta>
</file>